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05</text:p>
      <text:p text:style-name="P1">ZADANIE EGZAMINACYNE 5.</text:p>
      <text:p text:style-name="P1">Jesteś administratorem bazy danych MySQL. Baza danych zawiera tabelę <text:span text:style-name="T2">students</text:span> z kolumnami:</text:p>
      <text:p text:style-name="P1"><text:span text:style-name="T3">student_id</text:span> int(7) PRIMARY KEY;</text:p>
      <text:p text:style-name="P1"><text:span text:style-name="T3">family_name</text:span> char(50);</text:p>
      <text:p text:style-name="P1"><text:span text:style-name="T3">name</text:span> char(30);</text:p>
      <text:p text:style-name="P1"><text:span text:style-name="T3">country</text:span> char(100).</text:p>
      <text:p text:style-name="P1">Otrzymałeś do wykonania zadanie polegające na zmianie nazwy tabeli i poszczególnych kolumn na nazwy polskie. Ponadto należy zmienić typ pola z <text:span text:style-name="T2">char</text:span> na <text:span text:style-name="T2">varchar</text:span> i ustawić wartość domyślną dla kolumny <text:span text:style-name="T2">country</text:span> na</text:p>
      <text:p text:style-name="P1">„<text:span text:style-name="T3">Polska</text:span>”.</text:p>
      <text:p text:style-name="P1"/>
      <text:p text:style-name="P1">Twoim zadaniem jest:</text:p>
      <text:p text:style-name="P1">- stworzyć bazę danych <text:span text:style-name="T3">students</text:span> jw. (export do <text:span text:style-name="T3">students.sql</text:span>);</text:p>
      <text:p text:style-name="P1">- stworzenie skryptu <text:span text:style-name="T3">sql</text:span> zawierającej wszystkie <text:span text:style-name="T3">przekształcenia</text:span>:</text:p>
      <text:p text:style-name="P1">a) zmiana nazwy tabeli na <text:span text:style-name="T1">studenci</text:span>;</text:p>
      <text:p text:style-name="P1">b) zmiana nazw kolumn na: <text:span text:style-name="T1">id_studenta, nazwisko, imie, kraj</text:span>;</text:p>
      <text:p text:style-name="P1">c) ustawienie wartości domyślnej dla kolumny kraj na „Polska”.</text:p>
      <text:p text:style-name="P1"/>
      <text:p text:style-name="P1">Wykonaj wszystkie polecenia na stanowisku wyposażonym w serwer baz danych z zainstalowaną bazą danych MySQL.</text:p>
      <text:p text:style-name="P1"/>
      <text:p text:style-name="P1">- nawiązanie połączenia z bazą danych;</text:p>
      <text:p text:style-name="P1">- zmiana nazwy tabeli na studenci;</text:p>
      <text:p text:style-name="P1">- zmiana nazw kolumn na: id_studenta, nazwisko, imie, kraj;</text:p>
      <text:p text:style-name="P1">- ustawienie wartości domyślnej dla kolumny kraj na „Polska”;</text:p>
      <text:p text:style-name="P1">- poprawne stworzenie plików sql</text:p>
      <text:p text:style-name="P1">- przebieg prac zgodny z zasadami BHP, ergonomii i organizacji pra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11T08:12:13.02</meta:creation-date>
    <dc:date>2021-02-03T10:29:52.21</dc:date>
    <meta:editing-duration>PT1H36M59S</meta:editing-duration>
    <meta:editing-cycles>26</meta:editing-cycles>
    <meta:generator>OpenOffice/4.1.8$Win32 OpenOffice.org_project/418m3$Build-9803</meta:generator>
    <meta:print-date>2019-10-03T11:49:46.98</meta:print-date>
    <meta:document-statistic meta:table-count="0" meta:image-count="0" meta:object-count="0" meta:page-count="1" meta:paragraph-count="22" meta:word-count="164" meta:character-count="1119"/>
  </office:meta>
</office:document-meta>
</file>